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standard">
      <style:graphic-properties svg:stroke-width="0.1cm" svg:stroke-color="#000000" draw:marker-start-width="0.2cm" draw:marker-end-width="0.2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1.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fo:min-height="2.50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2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4" style:family="graphic" style:parent-style-name="standard">
      <style:graphic-properties draw:stroke="none" svg:stroke-color="#000000" draw:fill="none" draw:fill-color="#ffffff" fo:min-height="1.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1cm"/>
    </style:style>
    <style:style style:name="gr17" style:family="graphic" style:parent-style-name="standard">
      <style:graphic-properties draw:stroke="none" svg:stroke-color="#000000" draw:fill="none" draw:fill-color="#ffffff" fo:min-height="3.6cm"/>
    </style:style>
    <style:style style:name="gr18" style:family="graphic" style:parent-style-name="standard">
      <style:graphic-properties draw:stroke="none" svg:stroke-color="#000000" draw:fill="none" draw:fill-color="#ffffff" fo:min-height="3.4cm"/>
    </style:style>
    <style:style style:name="gr19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3.5cm" svg:x="2.2cm" svg:y="2.1cm">
          <text:p text:style-name="P1">Custom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2.4cm" svg:x2="12.8cm" svg:y2="2.4cm">
          <text:p/>
        </draw:line>
        <draw:frame draw:style-name="gr3" draw:layer="layout" svg:width="6.9cm" svg:height="1.15cm" svg:x="6.9cm" svg:y="1.5cm">
          <draw:text-box>
            <text:p>Product, Money</text:p>
          </draw:text-box>
        </draw:frame>
        <draw:custom-shape draw:style-name="gr1" draw:text-style-name="P1" draw:layer="layout" svg:width="3.8cm" svg:height="3.5cm" svg:x="12.9cm" svg:y="2cm">
          <text:p text:style-name="P1">Employee</text:p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1" draw:layer="layout" svg:width="2.4cm" svg:height="2.4cm" svg:x="8.8cm" svg:y="17.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1" draw:layer="layout" svg:x1="8.8cm" svg:y1="17.6cm" svg:x2="15.6cm" svg:y2="17.6cm">
              <text:p/>
            </draw:line>
          </draw:g>
          <draw:line draw:style-name="gr5" draw:text-style-name="P1" draw:layer="layout" svg:x1="8.9cm" svg:y1="20cm" svg:x2="15.7cm" svg:y2="20cm">
            <text:p/>
          </draw:line>
        </draw:g>
        <draw:g>
          <draw:g>
            <draw:custom-shape draw:style-name="gr4" draw:text-style-name="P1" draw:layer="layout" svg:width="2.4cm" svg:height="2.4cm" svg:x="17.8cm" svg:y="17.5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1" draw:layer="layout" svg:x1="17.8cm" svg:y1="17.5cm" svg:x2="24.6cm" svg:y2="17.5cm">
              <text:p/>
            </draw:line>
          </draw:g>
          <draw:line draw:style-name="gr5" draw:text-style-name="P1" draw:layer="layout" svg:x1="17.9cm" svg:y1="19.9cm" svg:x2="24.7cm" svg:y2="19.9cm">
            <text:p/>
          </draw:line>
        </draw:g>
        <draw:frame draw:style-name="gr6" draw:layer="layout" svg:width="5.6cm" svg:height="1.75cm" svg:x="13.9cm" svg:y="18.3cm">
          <draw:text-box>
            <text:p>Till</text:p>
          </draw:text-box>
        </draw:frame>
        <draw:frame draw:style-name="gr7" draw:layer="layout" svg:width="6.2cm" svg:height="1.65cm" svg:x="20.8cm" svg:y="18.2cm">
          <draw:text-box>
            <text:p>Database</text:p>
          </draw:text-box>
        </draw:frame>
        <draw:line draw:style-name="gr8" draw:text-style-name="P1" draw:layer="layout" svg:x1="13.7cm" svg:y1="17.5cm" svg:x2="13.7cm" svg:y2="5.4cm">
          <text:p/>
        </draw:line>
        <draw:line draw:style-name="gr8" draw:text-style-name="P1" draw:layer="layout" svg:x1="12.9cm" svg:y1="5.4cm" svg:x2="9cm" svg:y2="6.9cm">
          <text:p/>
        </draw:line>
        <draw:g>
          <draw:g>
            <draw:custom-shape draw:style-name="gr9" draw:text-style-name="P1" draw:layer="layout" svg:width="5.262cm" svg:height="9.2cm" svg:x="4.638cm" svg:y="6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0" draw:text-style-name="P1" draw:layer="layout" svg:x1="4.638cm" svg:y1="9.492cm" svg:x2="9.9cm" svg:y2="9.492cm">
              <text:p/>
            </draw:line>
            <draw:line draw:style-name="gr10" draw:text-style-name="P1" draw:layer="layout" svg:x1="4.6cm" svg:y1="14.1cm" svg:x2="9.862cm" svg:y2="14.1cm">
              <text:p/>
            </draw:line>
            <draw:frame draw:style-name="gr11" draw:text-style-name="P2" draw:layer="layout" svg:width="5.262cm" svg:height="2.851cm" svg:x="4.5cm" svg:y="7.418cm">
              <draw:text-box>
                <text:p text:style-name="P1"><text:span text:style-name="T1">Calculating Change</text:span></text:p>
              </draw:text-box>
            </draw:frame>
            <draw:frame draw:style-name="gr12" draw:text-style-name="P1" draw:layer="layout" svg:width="5.1cm" svg:height="4.517cm" svg:x="4.8cm" svg:y="9.583cm">
              <draw:text-box>
                <text:p text:style-name="P1">If the customer gives more money than the product costs, change is calculated</text:p>
              </draw:text-box>
            </draw:frame>
          </draw:g>
          <draw:frame draw:style-name="gr13" draw:text-style-name="P1" draw:layer="layout" svg:width="5.1cm" svg:height="1.673cm" svg:x="4.7cm" svg:y="14.1cm">
            <draw:text-box>
              <text:p text:style-name="P1">Inside the new system</text:p>
            </draw:text-box>
          </draw:frame>
        </draw:g>
        <draw:frame draw:style-name="gr14" draw:layer="layout" svg:width="3.2cm" svg:height="1.55cm" svg:x="9.5cm" svg:y="5.1cm">
          <draw:text-box>
            <text:p>Money</text:p>
          </draw:text-box>
        </draw:frame>
        <draw:line draw:style-name="gr8" draw:text-style-name="P1" draw:layer="layout" svg:x1="5.6cm" svg:y1="18cm" svg:x2="8.8cm" svg:y2="18cm">
          <text:p/>
        </draw:line>
        <draw:line draw:style-name="gr15" draw:text-style-name="P1" draw:layer="layout" svg:x1="5.6cm" svg:y1="18cm" svg:x2="5.6cm" svg:y2="16.1cm">
          <text:p/>
        </draw:line>
        <draw:frame draw:style-name="gr16" draw:layer="layout" svg:width="5.8cm" svg:height="1.35cm" svg:x="3.1cm" svg:y="18.3cm">
          <draw:text-box>
            <text:p>ChangeRequired</text:p>
          </draw:text-box>
        </draw:frame>
        <draw:frame draw:style-name="gr17" draw:layer="layout" svg:width="6.7cm" svg:height="3.85cm" draw:transform="rotate (1.57411245237369) translate (12.742cm 14.662cm)">
          <draw:text-box>
            <text:p>Receipt, Change</text:p>
          </draw:text-box>
        </draw:frame>
        <draw:line draw:style-name="gr8" draw:text-style-name="P1" draw:layer="layout" svg:x1="12.9cm" svg:y1="4.6cm" svg:x2="6cm" svg:y2="4.6cm">
          <text:p/>
        </draw:line>
        <draw:frame draw:style-name="gr17" draw:layer="layout" svg:width="6.7cm" svg:height="3.85cm" svg:x="6.8cm" svg:y="3.65cm">
          <draw:text-box>
            <text:p>Receipt, Change</text:p>
          </draw:text-box>
        </draw:frame>
        <draw:line draw:style-name="gr8" draw:text-style-name="P1" draw:layer="layout" svg:x1="15.9cm" svg:y1="5.5cm" svg:x2="17.9cm" svg:y2="17.4cm">
          <text:p/>
        </draw:line>
        <draw:frame draw:style-name="gr18" draw:layer="layout" svg:width="10.4cm" svg:height="3.65cm" draw:transform="skewX (4.90504726301378E-017) rotate (1.72822502532479) translate (16.395cm 15.144cm)">
          <draw:text-box>
            <text:p>ProductID, Quantity</text:p>
          </draw:text-box>
        </draw:frame>
        <draw:line draw:style-name="gr8" draw:text-style-name="P1" draw:layer="layout" svg:x1="23.7cm" svg:y1="17.5cm" svg:x2="23.7cm" svg:y2="14.4cm">
          <text:p/>
        </draw:line>
        <draw:g>
          <draw:g>
            <draw:custom-shape draw:style-name="gr9" draw:text-style-name="P1" draw:layer="layout" svg:width="5.262cm" svg:height="9.2cm" svg:x="21.138cm" svg:y="5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0" draw:text-style-name="P1" draw:layer="layout" svg:x1="21.138cm" svg:y1="7.792cm" svg:x2="26.4cm" svg:y2="7.792cm">
              <text:p/>
            </draw:line>
            <draw:line draw:style-name="gr10" draw:text-style-name="P1" draw:layer="layout" svg:x1="21.1cm" svg:y1="12.4cm" svg:x2="26.362cm" svg:y2="12.4cm">
              <text:p/>
            </draw:line>
            <draw:frame draw:style-name="gr11" draw:text-style-name="P2" draw:layer="layout" svg:width="5.262cm" svg:height="2.851cm" svg:x="21cm" svg:y="5.718cm">
              <draw:text-box>
                <text:p text:style-name="P1"><text:span text:style-name="T1">Calculating Cost</text:span></text:p>
              </draw:text-box>
            </draw:frame>
            <draw:frame draw:style-name="gr12" draw:text-style-name="P1" draw:layer="layout" svg:width="5.1cm" svg:height="4.517cm" svg:x="21.3cm" svg:y="7.883cm">
              <draw:text-box>
                <text:p text:style-name="P1">If the customer gives more money than the product costs, change is calculated</text:p>
              </draw:text-box>
            </draw:frame>
          </draw:g>
          <draw:frame draw:style-name="gr13" draw:text-style-name="P1" draw:layer="layout" svg:width="5.1cm" svg:height="1.673cm" svg:x="21.2cm" svg:y="12.4cm">
            <draw:text-box>
              <text:p text:style-name="P1">Inside the new system</text:p>
            </draw:text-box>
          </draw:frame>
        </draw:g>
        <draw:frame draw:style-name="gr19" draw:layer="layout" svg:width="7cm" svg:height="1.05cm" svg:x="18.2cm" svg:y="4cm">
          <draw:text-box>
            <text:p>Total Cost</text:p>
          </draw:text-box>
        </draw:frame>
        <draw:line draw:style-name="gr8" draw:text-style-name="P1" draw:layer="layout" svg:x1="21.4cm" svg:y1="5.4cm" svg:x2="16.7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1:22:49.795000000</meta:creation-date>
    <dc:date>2014-10-25T01:26:53.165000000</dc:date>
    <meta:editing-duration>PT10M59S</meta:editing-duration>
    <meta:editing-cycles>2</meta:editing-cycles>
    <meta:generator>LibreOffice/4.2.6.3$Windows_x86 LibreOffice_project/3fd416d4c6db7d3204c17ce57a1d70f6e531ee21</meta:generator>
    <meta:document-statistic meta:object-count="46"/>
  </office:meta>
</office:document-meta>
</file>